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Book Antiqua" svg:font-family="Book Antiqua" style:font-family-generic="roman" style:font-pitch="variable" svg:panose-1="2 4 6 2 5 3 5 3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roman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Livre" style:master-page-name="MP0" style:family="paragraph">
      <style:paragraph-properties fo:break-before="page"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18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19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20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21" style:parent-style-name="Livre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4pt" style:font-size-asian="14pt"/>
    </style:style>
    <style:style style:name="P22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font-size="19pt" style:font-size-asian="19pt"/>
    </style:style>
    <style:style style:name="P23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font-size="19pt" style:font-size-asian="19pt"/>
    </style:style>
    <style:style style:name="P24" style:parent-style-name="Standard" style:family="paragraph">
      <style:text-properties style:font-name="Arial" style:font-name-complex="Arial" fo:font-weight="bold" style:font-weight-asian="bold" fo:font-size="19pt" style:font-size-asian="19pt"/>
    </style:style>
    <style:style style:name="P25" style:parent-style-name="Standard" style:family="paragraph">
      <style:text-properties style:font-name="Arial" style:font-name-asian="Arial" style:font-name-complex="Arial" fo:font-weight="bold" style:font-weight-asian="bold" fo:font-size="13pt" style:font-size-asian="13pt"/>
    </style:style>
    <style:style style:name="P26" style:parent-style-name="Standard" style:family="paragraph">
      <style:text-properties style:font-name="Arial" style:font-name-complex="Arial" fo:font-weight="bold" style:font-weight-asian="bold" fo:font-size="13pt" style:font-size-asian="13pt"/>
    </style:style>
    <style:style style:name="P27" style:parent-style-name="Standard" style:family="paragraph">
      <style:text-properties style:font-name="Arial" style:font-name-complex="Arial" fo:font-weight="bold" style:font-weight-asian="bold" fo:font-size="13pt" style:font-size-asian="13pt"/>
    </style:style>
    <style:style style:name="P28" style:parent-style-name="Standard" style:family="paragraph">
      <style:text-properties style:font-name="Arial" style:font-name-complex="Arial" fo:font-weight="bold" style:font-weight-asian="bold" fo:font-size="13pt" style:font-size-asian="13pt"/>
    </style:style>
    <style:style style:name="P29" style:parent-style-name="Standard" style:family="paragraph">
      <style:text-properties style:font-name="Arial" style:font-name-complex="Arial" fo:font-weight="bold" style:font-weight-asian="bold" fo:font-size="13pt" style:font-size-asian="13pt"/>
    </style:style>
    <style:style style:name="P30" style:parent-style-name="Standard" style:family="paragraph">
      <style:text-properties style:font-name="Arial" style:font-name-complex="Arial" fo:font-weight="bold" style:font-weight-asian="bold" fo:font-size="13pt" style:font-size-asian="13pt"/>
    </style:style>
    <style:style style:name="P31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32" style:parent-style-name="Textbody" style:family="paragraph">
      <style:paragraph-properties fo:text-align="center"/>
    </style:style>
    <style:style style:name="T33" style:parent-style-name="Fonteparág.padrão" style:family="text">
      <style:text-properties fo:font-weight="bold" style:font-weight-asian="bold"/>
    </style:style>
    <style:style style:name="T34" style:parent-style-name="Fonteparág.padrão" style:family="text">
      <style:text-properties style:font-name="Arial" style:font-name-complex="Arial" fo:font-weight="bold" style:font-weight-asian="bold"/>
    </style:style>
    <style:style style:name="P35" style:parent-style-name="Standard" style:family="paragraph">
      <style:paragraph-properties fo:text-align="center" fo:margin-top="0.2777in" fo:margin-bottom="0.2777in"/>
      <style:text-properties style:font-name="Arial" style:font-name-complex="Arial" fo:font-size="11pt" style:font-size-asian="11pt"/>
    </style:style>
    <style:style style:name="P36" style:parent-style-name="Livre" style:family="paragraph">
      <style:paragraph-properties fo:text-align="center" fo:margin-top="0.4166in"/>
      <style:text-properties style:font-name="Arial" style:font-name-complex="Arial" fo:font-weight="bold" style:font-weight-asian="bold" fo:font-size="11pt" style:font-size-asian="11pt"/>
    </style:style>
    <style:style style:name="P37" style:parent-style-name="Livre" style:family="paragraph">
      <style:paragraph-properties fo:text-align="center" fo:margin-top="0.4166in"/>
      <style:text-properties style:font-name="Arial" style:font-name-complex="Arial" fo:font-weight="bold" style:font-weight-asian="bold" fo:font-size="11pt" style:font-size-asian="11pt"/>
    </style:style>
    <style:style style:name="P38" style:parent-style-name="Livre" style:family="paragraph">
      <style:paragraph-properties fo:text-align="center" fo:margin-top="0.4166in"/>
      <style:text-properties style:font-name="Arial" style:font-name-complex="Arial" fo:font-weight="bold" style:font-weight-asian="bold" fo:font-size="11pt" style:font-size-asian="11pt"/>
    </style:style>
    <style:style style:name="P39" style:parent-style-name="Título2" style:list-style-name="WW8Num5" style:family="paragraph">
      <style:paragraph-properties fo:keep-together="always" fo:break-before="page"/>
    </style:style>
    <style:style style:name="TableColumn41" style:family="table-column">
      <style:table-column-properties style:column-width="5.9506in" style:use-optimal-column-width="false"/>
    </style:style>
    <style:style style:name="Table40" style:family="table">
      <style:table-properties style:width="5.9506in" fo:margin-left="-0.0888in" table:align="left"/>
    </style:style>
    <style:style style:name="TableRow42" style:family="table-row">
      <style:table-row-properties style:min-row-height="0.7861in"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Textbody" style:family="paragraph">
      <style:paragraph-properties fo:keep-with-next="always" fo:keep-together="always" style:snap-to-layout-grid="false"/>
    </style:style>
    <style:style style:name="P45" style:parent-style-name="Título2" style:list-style-name="WW8Num5" style:family="paragraph">
      <style:paragraph-properties fo:keep-together="always"/>
      <style:text-properties style:font-weight-complex="bold"/>
    </style:style>
    <style:style style:name="TableColumn47" style:family="table-column">
      <style:table-column-properties style:column-width="1.4958in" style:use-optimal-column-width="false"/>
    </style:style>
    <style:style style:name="TableColumn48" style:family="table-column">
      <style:table-column-properties style:column-width="4.2708in" style:use-optimal-column-width="false"/>
    </style:style>
    <style:style style:name="Table46" style:family="table">
      <style:table-properties style:width="5.7666in" fo:margin-left="0.0097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Conteúdodatabela" style:family="paragraph">
      <style:paragraph-properties style:snap-to-layout-grid="false" fo:text-align="justify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Conteúdodatabela" style:family="paragraph">
      <style:paragraph-properties style:snap-to-layout-grid="false" fo:text-align="justify"/>
    </style:style>
    <style:style style:name="TableRow59" style:family="table-row">
      <style:table-row-properties style:min-row-height="0.2743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Conteúdodatabela" style:family="paragraph">
      <style:paragraph-properties style:snap-to-layout-grid="false" fo:text-align="justify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Conteúdodatabela" style:family="paragraph">
      <style:paragraph-properties style:snap-to-layout-grid="false" fo:text-align="justify"/>
    </style:style>
    <style:style style:name="P64" style:parent-style-name="Conteúdodatabela" style:family="paragraph">
      <style:paragraph-properties style:snap-to-layout-grid="false" fo:text-align="justify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Conteúdodatabela" style:family="paragraph">
      <style:paragraph-properties style:snap-to-layout-grid="false" fo:text-align="justify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Conteúdodatabela" style:family="paragraph">
      <style:paragraph-properties style:snap-to-layout-grid="false" fo:text-align="justify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Conteúdodatabela" style:family="paragraph">
      <style:paragraph-properties style:snap-to-layout-grid="false" fo:text-align="justify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Conteúdodatabela" style:family="paragraph">
      <style:paragraph-properties style:snap-to-layout-grid="false"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Conteúdodatabela" style:family="paragraph">
      <style:paragraph-properties style:snap-to-layout-grid="false" fo:text-align="justify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Conteúdodatabela" style:family="paragraph">
      <style:paragraph-properties style:snap-to-layout-grid="false" fo:text-align="justify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Conteúdodatabela" style:family="paragraph">
      <style:paragraph-properties style:snap-to-layout-grid="false" fo:text-align="justify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Conteúdodatabela" style:family="paragraph">
      <style:paragraph-properties style:snap-to-layout-grid="false" fo:text-align="justify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Conteúdodatabela" style:family="paragraph">
      <style:paragraph-properties style:snap-to-layout-grid="false" fo:text-align="justify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Conteúdodatabela" style:family="paragraph">
      <style:paragraph-properties style:snap-to-layout-grid="false" fo:text-align="justify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Conteúdodatabela" style:family="paragraph">
      <style:paragraph-properties style:snap-to-layout-grid="false" fo:text-align="justify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Conteúdodatabela" style:family="paragraph">
      <style:paragraph-properties style:snap-to-layout-grid="false" fo:text-align="justify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Conteúdodatabela" style:family="paragraph">
      <style:paragraph-properties style:snap-to-layout-grid="false" fo:text-align="justify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Conteúdodatabela" style:family="paragraph">
      <style:paragraph-properties style:snap-to-layout-grid="false" fo:text-align="justify"/>
    </style:style>
    <style:style style:name="P100" style:parent-style-name="Título2" style:list-style-name="WW8Num5" style:family="paragraph">
      <style:paragraph-properties fo:keep-together="always"/>
    </style:style>
    <style:style style:name="TableColumn102" style:family="table-column">
      <style:table-column-properties style:column-width="1.5in" style:use-optimal-column-width="false"/>
    </style:style>
    <style:style style:name="TableColumn103" style:family="table-column">
      <style:table-column-properties style:column-width="4.2763in" style:use-optimal-column-width="false"/>
    </style:style>
    <style:style style:name="Table101" style:family="table">
      <style:table-properties style:width="5.7763in" fo:margin-left="-0.009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Conteúdodatabela" style:family="paragraph">
      <style:paragraph-properties fo:text-align="center"/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Conteúdodatabela" style:family="paragraph">
      <style:paragraph-properties style:snap-to-layout-grid="false" fo:text-align="justify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Conteúdodatabela" style:family="paragraph">
      <style:paragraph-properties style:snap-to-layout-grid="false" fo:text-align="justify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Conteúdodatabela" style:family="paragraph">
      <style:paragraph-properties style:snap-to-layout-grid="false" fo:text-align="justify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Conteúdodatabela" style:family="paragraph">
      <style:paragraph-properties style:snap-to-layout-grid="false" fo:text-align="justify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Conteúdodatabela" style:family="paragraph">
      <style:paragraph-properties style:snap-to-layout-grid="false" fo:text-align="justify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Conteúdodatabela" style:family="paragraph">
      <style:paragraph-properties style:snap-to-layout-grid="false" fo:text-align="justify"/>
    </style:style>
    <style:style style:name="TableRow124" style:family="table-row">
      <style:table-row-properties style:min-row-height="0.777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Conteúdodatabela" style:family="paragraph">
      <style:paragraph-properties style:snap-to-layout-grid="false" fo:text-align="justify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Conteúdodatabela" style:family="paragraph">
      <style:paragraph-properties style:snap-to-layout-grid="false" fo:text-align="justify"/>
    </style:style>
    <style:style style:name="P129" style:parent-style-name="Título2" style:family="paragraph">
      <style:paragraph-properties fo:keep-together="always"/>
    </style:style>
    <style:style style:name="P130" style:parent-style-name="Título2" style:list-style-name="WW8Num5" style:family="paragraph"/>
    <style:style style:name="TableColumn132" style:family="table-column">
      <style:table-column-properties style:column-width="5.9506in" style:use-optimal-column-width="false"/>
    </style:style>
    <style:style style:name="Table131" style:family="table">
      <style:table-properties style:width="5.9506in" fo:margin-left="-0.0888in" table:align="left"/>
    </style:style>
    <style:style style:name="TableRow133" style:family="table-row">
      <style:table-row-properties style:min-row-height="0.9486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style:snap-to-layout-grid="false"/>
    </style:style>
    <style:style style:name="P136" style:parent-style-name="Textbody" style:family="paragraph">
      <style:paragraph-properties style:snap-to-layout-grid="false" fo:text-align="start" fo:margin-left="0.5in">
        <style:tab-stops/>
      </style:paragraph-properties>
    </style:style>
    <style:style style:name="P137" style:parent-style-name="Textbody" style:family="paragraph">
      <style:paragraph-properties style:snap-to-layout-grid="false" fo:text-align="start" fo:margin-left="0.5in">
        <style:tab-stops/>
      </style:paragraph-properties>
    </style:style>
    <style:style style:name="P138" style:parent-style-name="Textbody" style:family="paragraph">
      <style:paragraph-properties style:snap-to-layout-grid="false" fo:text-align="start" fo:margin-left="0.5in">
        <style:tab-stops/>
      </style:paragraph-properties>
    </style:style>
    <style:style style:name="P139" style:parent-style-name="Título2" style:list-style-name="WW8Num5" style:family="paragraph">
      <style:paragraph-properties fo:keep-together="always"/>
    </style:style>
    <style:style style:name="TableColumn141" style:family="table-column">
      <style:table-column-properties style:column-width="5.9506in" style:use-optimal-column-width="false"/>
    </style:style>
    <style:style style:name="Table140" style:family="table">
      <style:table-properties style:width="5.9506in" fo:margin-left="-0.0888in" table:align="left"/>
    </style:style>
    <style:style style:name="TableRow142" style:family="table-row">
      <style:table-row-properties style:min-row-height="0.9486in"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paragraph-properties fo:keep-with-next="always" fo:keep-together="always" style:snap-to-layout-grid="false"/>
    </style:style>
    <style:style style:name="P145" style:parent-style-name="Textbody" style:family="paragraph">
      <style:paragraph-properties style:snap-to-layout-grid="false"/>
    </style:style>
    <style:style style:name="P146" style:parent-style-name="Textbody" style:family="paragraph">
      <style:paragraph-properties style:snap-to-layout-grid="false"/>
    </style:style>
    <style:style style:name="P147" style:parent-style-name="Textbody" style:family="paragraph">
      <style:paragraph-properties style:snap-to-layout-grid="false"/>
    </style:style>
    <style:style style:name="P148" style:parent-style-name="Textbody" style:family="paragraph">
      <style:paragraph-properties style:snap-to-layout-grid="false"/>
    </style:style>
    <style:style style:name="P149" style:parent-style-name="Título2" style:list-style-name="WW8Num5" style:family="paragraph">
      <style:paragraph-properties fo:keep-together="always"/>
    </style:style>
    <style:style style:name="TableColumn151" style:family="table-column">
      <style:table-column-properties style:column-width="5.9506in" style:use-optimal-column-width="false"/>
    </style:style>
    <style:style style:name="Table150" style:family="table">
      <style:table-properties style:width="5.9506in" fo:margin-left="-0.0888in" table:align="left"/>
    </style:style>
    <style:style style:name="TableRow152" style:family="table-row">
      <style:table-row-properties style:min-row-height="0.9486in"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keep-with-next="always" fo:keep-together="always" style:snap-to-layout-grid="false"/>
    </style:style>
    <style:style style:name="P155" style:parent-style-name="Textbody" style:family="paragraph">
      <style:text-properties fo:font-weight="bold" style:font-weight-asian="bold" style:font-weight-complex="bold"/>
    </style:style>
    <style:style style:name="P156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BritoWellington SoftwareStúdio</text:p>
      <text:p text:style-name="P18"/>
      <text:p text:style-name="P19"/>
      <text:p text:style-name="P20"/>
      <text:p text:style-name="P21"/>
      <text:p text:style-name="P22">Proposta de Especificação do Software</text:p>
      <text:p text:style-name="P23"><text:s/>Gerenciador de Manobras Radicais( Bmx )</text:p>
      <text:p text:style-name="P24"/>
      <text:p text:style-name="P25"><text:s/></text:p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Autor:<text:s/></text:span><text:span text:style-name="T34">Wellington Gonçalves Ferreira Brito</text:span></text:p>
      <text:p text:style-name="P35"/>
      <text:p text:style-name="P36">Januária, Minas<text:s/>Gerais</text:p>
      <text:p text:style-name="P37">&lt; data &gt;</text:p>
      <text:p text:style-name="P38"/>
      <text:list text:style-name="WW8Num5" text:continue-numbering="true">
        <text:list-item>
          <text:list>
            <text:list-item>
              <text:p text:style-name="P39"><text:bookmark-start text:name="__RefHeading___Toc21964259"/><text:soft-page-break/>Missão do produto<text:bookmark-end text:name="__RefHeading___Toc21964259"/></text:p>
            </text:list-item>
          </text:list>
        </text:list-item>
      </text:list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O software tem como missão, ajudar atletas de esportes radicais de forma semelhante ao aplicativo RIDERS que roda em plataforma mobile. O processo de aprendizagem de manobras (ou tricks) no esportes Bmx. O foco principal<text:s/>deste é a proposta dinâmica e pessoal do gerenciamento dos treinos de acordo com o progresso do atleta.</text:p>
          </table:table-cell>
        </table:table-row>
      </table:table>
      <text:list text:style-name="WW8Num5" text:continue-numbering="true">
        <text:list-item>
          <text:list>
            <text:list-item>
              <text:p text:style-name="P45">Requisitos funcionais</text:p>
            </text:list-item>
          </text:list>
        </text:list-item>
      </text:list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Funcionalidade</text:p>
          </table:table-cell>
          <table:table-cell table:style-name="TableCell52">
            <text:p text:style-name="P53">Descrição</text:p>
          </table:table-cell>
        </table:table-row>
        <table:table-row table:style-name="TableRow54">
          <table:table-cell table:style-name="TableCell55">
            <text:p text:style-name="P56">Gerenciar manobras.</text:p>
          </table:table-cell>
          <table:table-cell table:style-name="TableCell57">
            <text:p text:style-name="P58">O sistema irá conter o maior número possível de manobras existentes, o usuário<text:s/>deverá preencher a sua base de dados de acordo com as manobras de sua preferência que deseja aprender, para que posteriormente posso criar novos treinos para gerenciar o aprendizado de cada manobra.</text:p>
          </table:table-cell>
        </table:table-row>
        <table:table-row table:style-name="TableRow59">
          <table:table-cell table:style-name="TableCell60">
            <text:p text:style-name="P61">Gerenciar treinos.</text:p>
          </table:table-cell>
          <table:table-cell table:style-name="TableCell62">
            <text:p text:style-name="P63">O usuário deverá preencher as especificações às quais seu novo treino irá se basear (nome da manobra, etc.) E também poderá alterar as informações sobre os treinos até que o atributo status seja definido como 100 % indicando que o treino foi concluído.</text:p>
            <text:p text:style-name="P64"/>
          </table:table-cell>
        </table:table-row>
        <table:table-row table:style-name="TableRow65">
          <table:table-cell table:style-name="TableCell66">
            <text:p text:style-name="P67">Gerenciar Pré-requisitos de manobras.</text:p>
          </table:table-cell>
          <table:table-cell table:style-name="TableCell68">
            <text:p text:style-name="P69">Algumas manobras (a grande maioria)<text:s/>possuem pré-requisitos para que seja possível começar a treina-las.<text:s/>Regra de negócio: verificar status das manobras que são pré-requisitos antes de criar um treino de manobra.</text:p>
          </table:table-cell>
        </table:table-row>
        <table:table-row table:style-name="TableRow70">
          <table:table-cell table:style-name="TableCell71">
            <text:p text:style-name="P72">Sugestões de novas manobras a serem treinadas</text:p>
          </table:table-cell>
          <table:table-cell table:style-name="TableCell73">
            <text:p text:style-name="P74">Ao concluir um treno o usuário irá contar com uma sugestão do sistema <text:s text:c="2"/>com base<text:s/>nas<text:s/>manobras existentes na base de dados e nas que foram concluídas nos treinos recentes.</text:p>
          </table:table-cell>
        </table:table-row>
        <table:table-row table:style-name="TableRow75">
          <table:table-cell table:style-name="TableCell76">
            <text:p text:style-name="P77">Controle de Usuário</text:p>
          </table:table-cell>
          <table:table-cell table:style-name="TableCell78">
            <text:p text:style-name="P79">Por uma questão de segurança contra perda de informações por mal uso de terceiros será implementado uma sessão de login de usuário.</text:p>
          </table:table-cell>
        </table:table-row>
        <table:table-row table:style-name="TableRow80">
          <table:table-cell table:style-name="TableCell81">
            <text:p text:style-name="P82">Relatórios de<text:s/>manobras Usuário</text:p>
          </table:table-cell>
          <table:table-cell table:style-name="TableCell83">
            <text:p text:style-name="P84">O usuário irá contar com um relatório automático com informações de metas atingidas, quanto tempo foi necessário para aprender uma manobra especifica.</text:p>
          </table:table-cell>
        </table:table-row>
        <table:table-row table:style-name="TableRow85">
          <table:table-cell table:style-name="TableCell86">
            <text:p text:style-name="P87">Gerenciamento de Dicas</text:p>
          </table:table-cell>
          <table:table-cell table:style-name="TableCell88">
            <text:p text:style-name="P89"><text:s/>Usuário pode inserir, alterar e excluir suas dicas de manobras.<text:s/>Regras de negócio: na tela inicial do sistema o usuário irá visualizar<text:s/>três dicas aleatórias sobre as<text:s/>manobras que ele está treinando atualmente. O usuário só pode cadastrar dica de uma manobra após ter seu treino concluído.</text:p>
          </table:table-cell>
        </table:table-row>
        <table:table-row table:style-name="TableRow90">
          <table:table-cell table:style-name="TableCell91">
            <text:p text:style-name="P92">Relatório de quantidade de manobras por usuário</text:p>
          </table:table-cell>
          <table:table-cell table:style-name="TableCell93">
            <text:p text:style-name="P94">Um relatório com informações sobre o número de manobras que cada usuário já tem<text:s/>o<text:s/>treino concluído.</text:p>
          </table:table-cell>
        </table:table-row>
        <table:table-row table:style-name="TableRow95">
          <table:table-cell table:style-name="TableCell96">
            <text:p text:style-name="P97">Relatório de manobras mais praticadas</text:p>
          </table:table-cell>
          <table:table-cell table:style-name="TableCell98">
            <text:p text:style-name="P99">Gráfico:<text:s/>Um relatório com informações das manobras mais treinadas pelos usuários.</text:p>
          </table:table-cell>
        </table:table-row>
      </table:table>
      <text:p text:style-name="Textbody"/>
      <text:list text:style-name="WW8Num5" text:continue-numbering="true">
        <text:list-item>
          <text:list>
            <text:list-item>
              <text:p text:style-name="P100"><text:bookmark-start text:name="__RefHeading___Toc21964261"/>Requisitos de qualidade<text:bookmark-end text:name="__RefHeading___Toc21964261"/></text:p>
            </text:list-item>
          </text:list>
        </text:list-item>
      </text:list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Requisito</text:p>
          </table:table-cell>
          <table:table-cell table:style-name="TableCell107">
            <text:p text:style-name="P108">Descrição</text:p>
          </table:table-cell>
        </table:table-row>
        <table:table-row table:style-name="TableRow109">
          <table:table-cell table:style-name="TableCell110">
            <text:p text:style-name="P111">Integridade de dados</text:p>
          </table:table-cell>
          <table:table-cell table:style-name="TableCell112">
            <text:p text:style-name="P113">Dados salvos no banco de dados deverão estar sempre, disponíveis livre de redundância ou qualquer outra forma de violação de dados.</text:p>
          </table:table-cell>
        </table:table-row>
        <table:table-row table:style-name="TableRow114">
          <table:table-cell table:style-name="TableCell115">
            <text:p text:style-name="P116">Estabilidade</text:p>
          </table:table-cell>
          <table:table-cell table:style-name="TableCell117">
            <text:p text:style-name="P118">O sistema deve não apresentar nenhum tipo de falha que impeça o seu<text:s/>uso de forma segura livre de perca de informações.</text:p>
          </table:table-cell>
        </table:table-row>
        <table:table-row table:style-name="TableRow119">
          <table:table-cell table:style-name="TableCell120">
            <text:p text:style-name="P121">Usabilidade</text:p>
          </table:table-cell>
          <table:table-cell table:style-name="TableCell122">
            <text:p text:style-name="P123">Suas telas deverão seguir padrões de usabilidade que promovam o uso do sistema de forma prazerosa e eficiente.</text:p>
          </table:table-cell>
        </table:table-row>
        <text:soft-page-break/>
        <table:table-row table:style-name="TableRow124">
          <table:table-cell table:style-name="TableCell125">
            <text:p text:style-name="P126">Manutenibilidade</text:p>
          </table:table-cell>
          <table:table-cell table:style-name="TableCell127">
            <text:p text:style-name="P128">O sistema deverá ser desenvolvido de modo que sua arquitetura<text:s/>seja compreensível a fim de permitir uma manutenção de qualidade por qualquer programador que venha prestar tal serviço, sem problemas maiores.</text:p>
          </table:table-cell>
        </table:table-row>
      </table:table>
      <text:h text:style-name="P129" text:outline-level="2"/>
      <text:list text:style-name="WW8Num5" text:continue-numbering="true">
        <text:list-item>
          <text:list>
            <text:list-item>
              <text:p text:style-name="P130"><text:bookmark-start text:name="__RefHeading___Toc21964262"/>Metas gerenciais<text:bookmark-end text:name="__RefHeading___Toc21964262"/></text:p>
            </text:list-item>
          </text:list>
        </text:list-item>
      </text:list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O Software deverá atender as seguintes metas gerenciais:</text:p>
            <text:p text:style-name="P136">Prazo máximo de desenvolvimento: um<text:s/>mês e meio aprox.;</text:p>
            <text:p text:style-name="P137"><text:s/></text:p>
            <text:p text:style-name="P138"/>
          </table:table-cell>
        </table:table-row>
      </table:table>
      <text:p text:style-name="Textbody"/>
      <text:p text:style-name="Textbody"/>
      <text:list text:style-name="WW8Num5" text:continue-numbering="true">
        <text:list-item>
          <text:list>
            <text:list-item>
              <text:p text:style-name="P139"><text:bookmark-start text:name="__RefHeading___Toc21964263"/>Limites<text:bookmark-end text:name="__RefHeading___Toc21964263"/></text:p>
            </text:list-item>
          </text:list>
        </text:list-item>
      </text:list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>Sem interação com outras aplicativos ou redes sociais;</text:p>
            <text:p text:style-name="P145">Não terá processos em segundo plano, ocupando o sistema operacional;</text:p>
            <text:p text:style-name="P146">Não será possível armazenado conteúdos midiáticos como fotos e vídeos relacionados aos treinos;</text:p>
            <text:p text:style-name="P147"/>
            <text:p text:style-name="P148"/>
          </table:table-cell>
        </table:table-row>
      </table:table>
      <text:p text:style-name="Textbody"/>
      <text:list text:style-name="WW8Num5" text:continue-numbering="true">
        <text:list-item>
          <text:list>
            <text:list-item>
              <text:p text:style-name="P149">Outros aspectos</text:p>
            </text:list-item>
          </text:list>
        </text:list-item>
      </text:list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155">7 Diagrama de entidades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Book Antiqua" svg:font-family="Book Antiqua" style:font-family-generic="roman" style:font-pitch="variable" svg:panose-1="2 4 6 2 5 3 5 3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roman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break-before="page" fo:text-align="center" fo:margin-top="0.2222in" fo:margin-bottom="0.2222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margin-top="0.1666in" fo:margin-bottom="0.1666in"/>
      <style:text-properties style:font-name="Arial" style:font-name-asian="Arial" style:font-name-complex="Arial" fo:font-weight="bold" style:font-weight-asian="bold" fo:font-style="italic" style:font-style-asian="italic" fo:font-size="14pt" style:font-size-asian="14pt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margin-top="0.1111in" fo:margin-bottom="0.1111in"/>
      <style:text-properties fo:font-weight="bold" style:font-weight-asian="bold" fo:font-size="12pt" style:font-size-asian="12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margin-top="0.0833in" fo:margin-bottom="0.0833in"/>
      <style:text-properties fo:font-weight="bold" style:font-weight-asian="bold" fo:font-style="italic" style:font-style-asian="italic" fo:font-size="12pt" style:font-size-asian="12pt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 fo:margin-top="0.0833in" fo:margin-bottom="0.0555in"/>
      <style:text-properties style:font-name="Arial" style:font-name-asian="Arial" style:font-name-complex="Arial" fo:font-weight="bold" style:font-weight-asian="bold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 fo:margin-top="0.0555in" fo:margin-bottom="0.0555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ítulo7" style:display-name="Título 7" style:family="paragraph" style:parent-style-name="Standard" style:next-style-name="Textbody" style:default-outline-level="7">
      <style:paragraph-properties fo:keep-with-next="always" fo:margin-top="0.0555in" fo:margin-bottom="0.0416in"/>
      <style:text-properties fo:font-weight="bold" style:font-weight-asian="bold" fo:hyphenate="false"/>
    </style:style>
    <style:style style:name="Título8" style:display-name="Título 8" style:family="paragraph" style:parent-style-name="Standard" style:next-style-name="Textbody" style:default-outline-level="8">
      <style:paragraph-properties fo:keep-with-next="always" fo:margin-top="0.0555in" fo:margin-bottom="0.0416in"/>
      <style:text-properties fo:font-weight="bold" style:font-weight-asian="bold" fo:font-style="italic" style:font-style-asian="italic" fo:hyphenate="false"/>
    </style:style>
    <style:style style:name="Título9" style:display-name="Título 9" style:family="paragraph" style:parent-style-name="Standard" style:next-style-name="Textbody" style:default-outline-level="9">
      <style:paragraph-properties fo:keep-with-next="always" fo:margin-top="0.0555in" fo:margin-bottom="0.0416in"/>
      <style:text-properties fo:font-weight="bold" style:font-weight-asian="bold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555in" fo:margin-bottom="0.0555in"/>
      <style:text-properties fo:font-size="11pt" style:font-size-asian="11pt" fo:hyphenate="false"/>
    </style:style>
    <style:style style:name="Lista" style:display-name="Lista" style:family="paragraph" style:parent-style-name="Textbody">
      <style:paragraph-properties fo:margin-left="0.5in" fo:text-indent="-0.25in">
        <style:tab-stops>
          <style:tab-stop style:type="left" style:position="0.5in"/>
        </style:tab-stops>
      </style:paragraph-properties>
      <style:text-properties fo:hyphenate="false"/>
    </style:style>
    <style:style style:name="Legenda" style:display-name="Legenda" style:family="paragraph" style:parent-style-name="Standard" style:next-style-name="Textbody">
      <style:paragraph-properties fo:text-align="center" fo:margin-top="0.0833in" fo:margin-bottom="0.1111in"/>
      <style:text-properties fo:font-style="italic" style:font-style-asian="italic"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ítulo" style:display-name="Título" style:family="paragraph" style:parent-style-name="Standard" style:next-style-name="Textbody">
      <style:paragraph-properties fo:keep-with-next="always" fo:keep-together="always" fo:break-before="page" fo:text-align="center" fo:margin-top="0.25in" fo:margin-bottom="0.1111in"/>
      <style:text-properties style:font-name="Arial" style:font-name-asian="Arial" style:font-name-complex="Arial" fo:font-weight="bold" style:font-weight-asian="bold" fo:font-size="36pt" style:font-size-asian="36pt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FreeSans" fo:hyphenate="false"/>
    </style:style>
    <style:style style:name="Textodecomentário" style:display-name="Texto de comentário" style:family="paragraph" style:parent-style-name="Standard">
      <style:paragraph-properties fo:margin-bottom="0.0833in" fo:line-height="0.1527in" fo:margin-left="0.1298in" fo:text-indent="-0.1298in">
        <style:tab-stops>
          <style:tab-stop style:type="left" style:position="0.1298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25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paragraph-properties fo:margin-bottom="0.0833in" fo:line-height="0.1527in" fo:margin-left="0.1298in" fo:text-indent="-0.1298in">
        <style:tab-stops>
          <style:tab-stop style:type="left" style:position="0.1298in"/>
        </style:tab-stops>
      </style:paragraph-properties>
      <style:text-properties fo:font-size="9pt" style:font-size-asian="9pt" fo:hyphenate="false"/>
    </style:style>
    <style:style style:name="Rodapé" style:display-name="Rodapé" style:family="paragraph" style:parent-style-name="Standard">
      <style:paragraph-properties fo:keep-together="always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.0833in" fo:line-height="0.1527in" fo:margin-left="0.1298in" fo:text-indent="-0.1298in">
        <style:tab-stops>
          <style:tab-stop style:type="left" style:position="0.1298in"/>
        </style:tab-stops>
      </style:paragraph-properties>
      <style:text-properties fo:font-size="9pt" style:font-size-asian="9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emissivo1" style:display-name="Remissivo 1" style:family="paragraph" style:parent-style-name="Standard">
      <style:paragraph-properties fo:margin-left="0.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2" style:display-name="Remissivo 2" style:family="paragraph" style:parent-style-name="Standard">
      <style:paragraph-properties fo:margin-left="0.7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3" style:display-name="Remissivo 3" style:family="paragraph" style:parent-style-name="Standard">
      <style:paragraph-properties fo:margin-left="1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4" style:display-name="Remissivo 4" style:family="paragraph" style:parent-style-name="Standard">
      <style:paragraph-properties fo:margin-left="1.2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5" style:display-name="Remissivo 5" style:family="paragraph" style:parent-style-name="Standard">
      <style:paragraph-properties fo:margin-left="1.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6" style:display-name="Remissivo 6" style:family="paragraph" style:parent-style-name="Standard">
      <style:paragraph-properties fo:margin-left="1.2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7" style:display-name="Remissivo 7" style:family="paragraph" style:parent-style-name="Standard">
      <style:paragraph-properties fo:margin-left="1.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8" style:display-name="Remissivo 8" style:family="paragraph" style:parent-style-name="Standard">
      <style:paragraph-properties fo:margin-left="1.75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Remissivo9" style:display-name="Remissivo 9" style:family="paragraph" style:parent-style-name="Standard">
      <style:paragraph-properties fo:margin-left="2in" fo:text-indent="-0.5in">
        <style:tab-stops>
          <style:tab-stop style:type="right" style:leader-style="dotted" style:leader-text="." style:position="2.75in"/>
        </style:tab-stops>
      </style:paragraph-properties>
      <style:text-properties fo:hyphenate="false"/>
    </style:style>
    <style:style style:name="Títulodeíndiceremissivo" style:display-name="Título de índice remissivo" style:family="paragraph" style:parent-style-name="Standard" style:next-style-name="Remissivo1">
      <style:paragraph-properties fo:keep-with-next="always" fo:margin-top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Lista2" style:display-name="Lista 2" style:family="paragraph" style:parent-style-name="Lista">
      <style:paragraph-properties fo:margin-left="0.75in">
        <style:tab-stops>
          <style:tab-stop style:type="left" style:position="0.75in"/>
        </style:tab-stops>
      </style:paragraph-properties>
      <style:text-properties fo:hyphenate="false"/>
    </style:style>
    <style:style style:name="Lista3" style:display-name="Lista 3" style:family="paragraph" style:parent-style-name="Lista">
      <style:paragraph-properties fo:margin-left="1in">
        <style:tab-stops>
          <style:tab-stop style:type="left" style:position="1in"/>
        </style:tab-stops>
      </style:paragraph-properties>
      <style:text-properties fo:hyphenate="false"/>
    </style:style>
    <style:style style:name="Lista4" style:display-name="Lista 4" style:family="paragraph" style:parent-style-name="Lista">
      <style:paragraph-properties fo:margin-left="1.25in">
        <style:tab-stops>
          <style:tab-stop style:type="left" style:position="1.25in"/>
        </style:tab-stops>
      </style:paragraph-properties>
      <style:text-properties fo:hyphenate="false"/>
    </style:style>
    <style:style style:name="Lista5" style:display-name="Lista 5" style:family="paragraph" style:parent-style-name="Lista">
      <style:paragraph-properties fo:margin-left="1.5in">
        <style:tab-stops>
          <style:tab-stop style:type="left" style:position="1.5in"/>
        </style:tab-stops>
      </style:paragraph-properties>
      <style:text-properties fo:hyphenate="false"/>
    </style:style>
    <style:style style:name="Commarcadores" style:display-name="Com marcadores" style:family="paragraph" style:parent-style-name="Lista">
      <style:paragraph-properties fo:margin-bottom="0.1111in">
        <style:tab-stops/>
      </style:paragraph-properties>
      <style:text-properties fo:hyphenate="false"/>
    </style:style>
    <style:style style:name="Commarcadores2" style:display-name="Com marcadores 2" style:family="paragraph" style:parent-style-name="Commarcadores">
      <style:paragraph-properties fo:margin-left="0.75in">
        <style:tab-stops/>
      </style:paragraph-properties>
      <style:text-properties fo:hyphenate="false"/>
    </style:style>
    <style:style style:name="Commarcadores3" style:display-name="Com marcadores 3" style:family="paragraph" style:parent-style-name="Commarcadores">
      <style:paragraph-properties fo:margin-left="1in">
        <style:tab-stops/>
      </style:paragraph-properties>
      <style:text-properties fo:hyphenate="false"/>
    </style:style>
    <style:style style:name="Commarcadores4" style:display-name="Com marcadores 4" style:family="paragraph" style:parent-style-name="Commarcadores">
      <style:paragraph-properties fo:margin-left="1.25in">
        <style:tab-stops/>
      </style:paragraph-properties>
      <style:text-properties fo:hyphenate="false"/>
    </style:style>
    <style:style style:name="Commarcadores5" style:display-name="Com marcadores 5" style:family="paragraph" style:parent-style-name="Commarcadores" style:list-style-name="WW8Num3">
      <style:text-properties fo:hyphenate="false"/>
    </style:style>
    <style:style style:name="Listadecontinuação" style:display-name="Lista de continuação" style:family="paragraph" style:parent-style-name="Lista">
      <style:paragraph-properties fo:margin-bottom="0.1111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Listadecontinuação">
      <style:paragraph-properties fo:margin-left="0.7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Listadecontinuação">
      <style:paragraph-properties fo:margin-left="1in">
        <style:tab-stops/>
      </style:paragraph-properties>
      <style:text-properties fo:hyphenate="false"/>
    </style:style>
    <style:style style:name="Listadecontinuação4" style:display-name="Lista de continuação 4" style:family="paragraph" style:parent-style-name="Listadecontinuação">
      <style:paragraph-properties fo:margin-left="1.25in">
        <style:tab-stops/>
      </style:paragraph-properties>
      <style:text-properties fo:hyphenate="false"/>
    </style:style>
    <style:style style:name="Listadecontinuação5" style:display-name="Lista de continuação 5" style:family="paragraph" style:parent-style-name="Listadecontinuação" style:list-style-name="WW8Num6">
      <style:text-properties fo:hyphenate="false"/>
    </style:style>
    <style:style style:name="Numerada" style:display-name="Numerada" style:family="paragraph" style:parent-style-name="Lista">
      <style:paragraph-properties fo:margin-bottom="0.1111in">
        <style:tab-stops/>
      </style:paragraph-properties>
      <style:text-properties fo:hyphenate="false"/>
    </style:style>
    <style:style style:name="Numerada2" style:display-name="Numerada 2" style:family="paragraph" style:parent-style-name="Numerada">
      <style:paragraph-properties fo:margin-left="0.75in" fo:text-indent="-0.1798in">
        <style:tab-stops/>
      </style:paragraph-properties>
      <style:text-properties fo:hyphenate="false"/>
    </style:style>
    <style:style style:name="Numerada3" style:display-name="Numerada 3" style:family="paragraph" style:parent-style-name="Numerada" style:list-style-name="WW8Num2">
      <style:text-properties fo:hyphenate="false"/>
    </style:style>
    <style:style style:name="Numerada4" style:display-name="Numerada 4" style:family="paragraph" style:parent-style-name="Numerada">
      <style:paragraph-properties fo:margin-top="0in" fo:margin-left="1.2in" fo:text-indent="-0.45in">
        <style:tab-stops>
          <style:tab-stop style:type="left" style:position="1.75in"/>
        </style:tab-stops>
      </style:paragraph-properties>
      <style:text-properties fo:hyphenate="false"/>
    </style:style>
    <style:style style:name="Numerada5" style:display-name="Numerada 5" style:family="paragraph" style:parent-style-name="Numerada" style:list-style-name="WW8Num4">
      <style:paragraph-properties fo:margin-top="0in">
        <style:tab-stops>
          <style:tab-stop style:type="left" style:position="4.3in"/>
        </style:tab-stops>
      </style:paragraph-properties>
      <style:text-properties fo:hyphenate="false"/>
    </style:style>
    <style:style style:name="Textodemacro" style:display-name="Texto de macro" style:family="paragraph" style:parent-style-name="Textbody">
      <style:paragraph-properties fo:margin-bottom="0.0833in"/>
      <style:text-properties style:font-name="Courier New" style:font-name-asian="Courier New" style:font-name-complex="Courier New" fo:hyphenate="false"/>
    </style:style>
    <style:style style:name="Cabeçalhodamensagem" style:display-name="Cabeçalho da mensagem" style:family="paragraph" style:parent-style-name="Textbody">
      <style:paragraph-properties fo:keep-together="always" fo:margin-bottom="0.1666in" fo:margin-left="0.75in" fo:margin-right="2in" fo:text-indent="-0.75in">
        <style:tab-stops>
          <style:tab-stop style:type="left" style:position="2.5in"/>
          <style:tab-stop style:type="left" style:position="3.25in"/>
        </style:tab-stops>
      </style:paragraph-properties>
      <style:text-properties style:font-name="Arial" style:font-name-asian="Arial" style:font-name-complex="Arial" fo:hyphenate="false"/>
    </style:style>
    <style:style style:name="Subtítulo" style:display-name="Subtítulo" style:family="paragraph" style:parent-style-name="Título" style:next-style-name="Textbody">
      <style:paragraph-properties fo:margin-top="0.3333in" fo:margin-bottom="0.3333in"/>
      <style:text-properties fo:font-weight="normal" style:font-weight-asian="normal" fo:font-style="italic" style:font-style-asian="italic" fo:font-size="14pt" style:font-size-asian="14pt" fo:hyphenate="false"/>
    </style:style>
    <style:style style:name="Índicedeautoridades" style:display-name="Índice de autoridades" style:family="paragraph" style:parent-style-name="Standard">
      <style:paragraph-properties fo:margin-left="0.25in" fo:text-indent="-0.2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Índicedefiguras" style:display-name="Índice de figuras" style:family="paragraph" style:parent-style-name="Standard">
      <style:paragraph-properties fo:margin-left="0.5in" fo:text-indent="-0.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ítulodeíndicedeautoridades" style:display-name="Título de índice de autoridades" style:family="paragraph" style:parent-style-name="Standard" style:next-style-name="Índicedeautoridades">
      <style:paragraph-properties fo:keep-with-next="always" fo:keep-together="always" fo:margin-top="0.1666in" fo:margin-bottom="0.0555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OCBase" style:display-name="TOC Base" style:family="paragraph" style:parent-style-name="Standard">
      <style:paragraph-properties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Recuonormal" style:display-name="Recuo normal" style:family="paragraph" style:parent-style-name="Standard">
      <style:paragraph-properties fo:margin-left="0.75in">
        <style:tab-stops/>
      </style:paragraph-properties>
      <style:text-properties fo:hyphenate="false"/>
    </style:style>
    <style:style style:name="Títulodecapítulo" style:display-name="Título de capítulo" style:family="paragraph" style:parent-style-name="Standard" style:next-style-name="Standard">
      <style:paragraph-properties fo:keep-with-next="always" fo:keep-together="always" fo:break-before="page" fo:text-align="center" fo:margin-top="0.3333in" fo:margin-bottom="0.5in"/>
      <style:text-properties style:font-name="Arial" style:font-name-asian="Arial" style:font-name-complex="Arial" fo:font-weight="bold" style:font-weight-asian="bold" fo:font-size="22pt" style:font-size-asian="22pt" fo:hyphenate="false"/>
    </style:style>
    <style:style style:name="Autor" style:display-name="Autor" style:family="paragraph" style:parent-style-name="Standard">
      <style:paragraph-properties fo:keep-with-next="always" fo:keep-together="always" fo:text-align="center" fo:margin-top="0.5277in" fo:margin-bottom="0.25in"/>
      <style:text-properties style:font-name="Arial" style:font-name-asian="Arial" style:font-name-complex="Arial" fo:font-size="16pt" style:font-size-asian="16pt" fo:hyphenate="false"/>
    </style:style>
    <style:style style:name="Data" style:display-name="Data" style:family="paragraph" style:parent-style-name="Standard" style:next-style-name="Standard">
      <style:text-properties fo:hyphenate="false"/>
    </style:style>
    <style:style style:name="Código" style:display-name="Código" style:family="paragraph" style:parent-style-name="Textbody">
      <style:text-properties style:font-name="Courier New" style:font-name-asian="Courier New" style:font-name-complex="Courier New" style:language-asian="pt" style:country-asian="BR" fo:hyphenate="false"/>
    </style:style>
    <style:style style:name="Figura" style:display-name="Figura" style:family="paragraph" style:parent-style-name="Textbody" style:next-style-name="Legenda">
      <style:paragraph-properties fo:text-align="center"/>
      <style:text-properties fo:hyphenate="false"/>
    </style:style>
    <style:style style:name="Livre" style:display-name="Livre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Tabela" style:display-name="Tabela" style:family="paragraph" style:parent-style-name="Textbody">
      <style:paragraph-properties fo:keep-with-next="always" fo:keep-together="always" fo:text-align="start" fo:margin-top="0.0277in" fo:margin-bottom="0.0277in"/>
      <style:text-properties fo:hyphenate="false"/>
    </style:style>
    <style:style style:name="Caso" style:display-name="Caso" style:family="paragraph" style:parent-style-name="Standard">
      <style:paragraph-properties fo:text-align="justify" fo:margin-left="0.4166in" fo:margin-right="0.4166in">
        <style:tab-stops/>
      </style:paragraph-properties>
      <style:text-properties style:font-name="Book Antiqua" style:font-name-asian="Book Antiqua" style:font-name-complex="Book Antiqua" fo:hyphenate="false"/>
    </style:style>
    <style:style style:name="Código-exemplo" style:display-name="Código-exemplo" style:family="paragraph" style:parent-style-name="Código">
      <style:paragraph-properties fo:keep-with-next="always" fo:keep-together="always" fo:margin-top="0in" fo:margin-bottom="0in"/>
      <style:text-properties fo:font-size="9pt" style:font-size-asian="9pt" fo:hyphenate="false"/>
    </style:style>
    <style:style style:name="Títulodecapa" style:display-name="Título de capa" style:family="paragraph" style:parent-style-name="Título">
      <style:text-properties fo:font-size="48pt" style:font-size-asian="48pt" fo:hyphenate="false"/>
    </style:style>
    <style:style style:name="Páginaembranco" style:display-name="Página em branco" style:family="paragraph" style:parent-style-name="Título">
      <style:text-properties fo:color="#C0C0C0" fo:hyphenate="false"/>
    </style:style>
    <style:style style:name="Tabelareduzida" style:display-name="Tabela reduzida" style:family="paragraph" style:parent-style-name="Tabela">
      <style:text-properties fo:font-size="10pt" style:font-size-asian="10pt" fo:hyphenate="false"/>
    </style:style>
    <style:style style:name="sumário" style:display-name="sumário" style:family="paragraph" style:parent-style-name="Título1" style:default-outline-level="1">
      <style:paragraph-properties fo:margin-left="0.1972in" fo:text-indent="0.0041in">
        <style:tab-stops>
          <style:tab-stop style:type="left" style:position="0.45in"/>
        </style:tab-stops>
      </style:paragraph-properties>
      <style:text-properties fo:font-style="italic" style:font-style-asian="italic" fo:font-size="14pt" style:font-size-asian="14pt" fo:hyphenate="false"/>
    </style:style>
    <style:style style:name="Estruturadodocumento" style:display-name="Estrutur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Sumário10" style:display-name="Sumário 10" style:family="paragraph" style:parent-style-name="Índice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údodatabela" style:display-name="Conteúdo da tabela" style:family="paragraph" style:parent-style-name="Standard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Conteúdodoquadro" style:display-name="Conteúdo do quadr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Ref.decomentário" style:display-name="Ref. de comentário" style:family="text">
      <style:text-properties fo:font-size="8pt" style:font-size-asian="8pt"/>
    </style:style>
    <style:style style:name="Caracteresdenotadefim" style:display-name="Caracteres de nota de fim" style:family="text">
      <style:text-properties style:text-position="super 66.6%"/>
    </style:style>
    <style:style style:name="Caracteresdenotaderodapé" style:display-name="Caracteres de nota de rodapé" style:family="text">
      <style:text-properties style:text-position="super 66.6%"/>
    </style:style>
    <style:style style:name="Linenumbering" style:display-name="Line numbering" style:family="text">
      <style:text-properties style:font-name="Arial" style:font-name-asian="Arial" style:font-name-complex="Arial" fo:font-size="9pt" style:font-size-asian="9pt"/>
    </style:style>
    <style:style style:name="Númerodepágina" style:display-name="Número de página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Vínculodeíndice" style:display-name="Vínculo de índice" style:family="text"/>
    <text:list-style style:name="Outline" style:display-name="Outline">
      <text:list-level-style-number text:level="1" style:num-format="">
        <style:list-level-properties fo:text-align="center" text:space-before="0.2in" text:min-label-width="0in" text:list-level-position-and-space-mode="label-alignment">
          <style:list-level-label-alignment text:label-followed-by="listtab" fo:margin-left="0.1972in" fo:text-indent="0.0027in"/>
        </style:list-level-properties>
      </text:list-level-style-number>
      <text:list-level-style-number text:level="2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prefix="...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prefix="..." style:num-format="1" text:display-levels="4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5" style:num-prefix="..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..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..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..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..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">
        <style:list-level-properties fo:text-align="center" text:space-before="0.2in" text:min-label-width="0in" text:list-level-position-and-space-mode="label-alignment">
          <style:list-level-label-alignment text:label-followed-by="nothing" fo:margin-left="0.1972in" fo:text-indent="0.0027in"/>
        </style:list-level-properties>
      </text:list-level-style-number>
      <text:list-level-style-number text:level="2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prefix="...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prefix="..." style:num-format="1" text:display-levels="4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5" style:num-prefix="..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..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..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..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..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479in" text:min-label-width="0.002in" text:list-level-position-and-space-mode="label-alignment">
          <style:list-level-label-alignment text:label-followed-by="space" fo:margin-left="0.25in" fo:text-indent="-0.002in"/>
        </style:list-level-properties>
      </text:list-level-style-number>
      <text:list-level-style-number text:level="2" style:num-suffix="." style:num-format="1" text:display-levels="2">
        <style:list-level-properties text:space-before="0.4722in" text:min-label-width="0in" text:list-level-position-and-space-mode="label-alignment">
          <style:list-level-label-alignment text:label-followed-by="space" fo:margin-left="0.4722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in" text:list-level-position-and-space-mode="label-alignment">
          <style:list-level-label-alignment text:label-followed-by="space" fo:margin-left="0.4722in" fo:text-indent="0.2756in"/>
        </style:list-level-properties>
      </text:list-level-style-number>
      <text:list-level-style-number text:level="4" style:num-suffix="." style:num-format="1" text:display-levels="4">
        <style:list-level-properties text:space-before="0.9847in" text:min-label-width="0.0152in" text:list-level-position-and-space-mode="label-alignment">
          <style:list-level-label-alignment text:label-followed-by="space" fo:margin-left="1in" fo:text-indent="-0.0152in"/>
        </style:list-level-properties>
      </text:list-level-style-number>
      <text:list-level-style-number text:level="5" style:num-suffix="." style:num-format="1" text:display-levels="5">
        <style:list-level-properties text:space-before="1.2208in" text:min-label-width="0.0291in" text:list-level-position-and-space-mode="label-alignment">
          <style:list-level-label-alignment text:label-followed-by="space" fo:margin-left="1.25in" fo:text-indent="-0.0291in"/>
        </style:list-level-properties>
      </text:list-level-style-number>
      <text:list-level-style-number text:level="6" style:num-suffix="." style:num-format="1" text:display-levels="6">
        <style:list-level-properties text:space-before="1.4569in" text:min-label-width="0.043in" text:list-level-position-and-space-mode="label-alignment">
          <style:list-level-label-alignment text:label-followed-by="listtab" fo:margin-left="1.5in" fo:text-indent="-0.043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5" style:display-name="WW8Num5">
      <text:list-level-style-number text:level="1" style:num-format="">
        <style:list-level-properties fo:text-align="center" text:space-before="0.2in" text:min-label-width="0in" text:list-level-position-and-space-mode="label-alignment">
          <style:list-level-label-alignment text:label-followed-by="nothing" fo:margin-left="0.1972in" fo:text-indent="0.0027in"/>
        </style:list-level-properties>
      </text:list-level-style-number>
      <text:list-level-style-number text:level="2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prefix="..." style:num-format="1" text:display-levels="3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4" style:num-prefix="..." style:num-format="1" text:display-levels="4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5" style:num-prefix="..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..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..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..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..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6" style:display-name="WW8Num6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pre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2479in" fo:margin-bottom="0.5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Livre" style:family="paragraph">
      <style:paragraph-properties fo:margin-top="0.1666in" fo:margin-bottom="0.1666in"/>
      <style:text-properties style:font-name="Times" style:font-name-complex="Arial"/>
    </style:style>
    <style:style style:name="P4" style:parent-style-name="Livre" style:family="paragraph">
      <style:paragraph-properties fo:text-align="end" fo:margin-top="0.0833in" fo:margin-bottom="0.0833in"/>
    </style:style>
    <style:style style:name="T5" style:parent-style-name="Fonteparág.padrão" style:family="text">
      <style:text-properties style:font-name="Times" style:font-name-complex="Arial"/>
    </style:style>
    <style:style style:name="T6" style:parent-style-name="Fonteparág.padrão" style:family="text">
      <style:text-properties style:font-name="Times" style:font-name-complex="Arial"/>
    </style:style>
    <style:style style:name="P7" style:parent-style-name="Livre" style:family="paragraph">
      <style:paragraph-properties fo:margin-top="0.0833in" fo:margin-bottom="0.0833in"/>
    </style:style>
    <style:style style:name="T8" style:parent-style-name="Fonteparág.padrão" style:family="text">
      <style:text-properties style:font-name="Times" style:font-name-complex="Arial"/>
    </style:style>
    <style:style style:name="T9" style:parent-style-name="Fonteparág.padrão" style:family="text">
      <style:text-properties style:font-name="Times" style:font-name-complex="Arial"/>
    </style:style>
    <style:style style:name="T10" style:parent-style-name="Fonteparág.padrão" style:family="text">
      <style:text-properties style:font-name="Times" style:font-name-complex="Arial"/>
    </style:style>
    <style:style style:name="T11" style:parent-style-name="Fonteparág.padrão" style:family="text">
      <style:text-properties style:font-name="Times" style:font-name-complex="Arial"/>
    </style:style>
    <style:style style:name="T12" style:parent-style-name="Fonteparág.padrão" style:family="text">
      <style:text-properties style:font-name="Times" style:font-name-complex="Arial"/>
    </style:style>
    <style:style style:name="T13" style:parent-style-name="Fonteparág.padrão" style:family="text">
      <style:text-properties style:font-name="Times" style:font-name-complex="Arial"/>
    </style:style>
    <style:style style:name="T14" style:parent-style-name="Fonteparág.padrão" style:family="text">
      <style:text-properties style:font-name="Times" style:font-name-complex="Arial"/>
    </style:style>
    <style:style style:name="T15" style:parent-style-name="Fonteparág.padrão" style:family="text">
      <style:text-properties style:font-name="Times" style:font-name-complex="Arial"/>
    </style:style>
    <style:style style:name="T16" style:parent-style-name="Fonteparág.padrão" style:family="text">
      <style:text-properties style:font-name="Times" style:font-name-complex="Arial"/>
    </style:style>
    <style:style style:name="T17" style:parent-style-name="Fonteparág.padrão" style:family="text">
      <style:text-properties style:font-name="Times" style:font-name-complex="Arial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Proposta de Especificação de Software</text:p>
      </style:header>
      <style:header-left>
        <text:p text:style-name="P3">Gerenciador de desenvolvimento de softwares</text:p>
      </style:header-left>
      <style:footer>
        <text:p text:style-name="P4"><text:span text:style-name="T5">BritoWellington SoftwareStúdio</text:span><text:span text:style-name="T6"><draw:frame draw:z-index="251669504" draw:id="id0" draw:style-name="a0" draw:name="Frame1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3</text:page-number></text:span></text:p><text:p text:style-name="Rodapé"/></draw:text-box><svg:title/><svg:desc/></draw:frame></text:span></text:p>
      </style:footer>
      <style:footer-left>
        <text:p text:style-name="P7"><text:span text:style-name="T8">BritoWellington SoftwareStúdio</text:span><text:span text:style-name="T9"><draw:frame draw:z-index="251660288" draw:id="id1" draw:style-name="a1" draw:name="Frame10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0"><draw:frame draw:z-index="251659264" draw:id="id2" draw:style-name="a2" draw:name="Frame9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1"><draw:frame draw:z-index="251667456" draw:id="id3" draw:style-name="a3" draw:name="Frame8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2"><draw:frame draw:z-index="251666432" draw:id="id4" draw:style-name="a4" draw:name="Frame7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3"><draw:frame draw:z-index="251665408" draw:id="id5" draw:style-name="a5" draw:name="Frame6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4"><draw:frame draw:z-index="251664384" draw:id="id6" draw:style-name="a6" draw:name="Frame5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5"><draw:frame draw:z-index="251663360" draw:id="id7" draw:style-name="a7" draw:name="Frame4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6"><draw:frame draw:z-index="251662336" draw:id="id8" draw:style-name="a8" draw:name="Frame3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text:span text:style-name="T17"><draw:frame draw:z-index="251661312" draw:id="id9" draw:style-name="a9" draw:name="Frame2" text:anchor-type="paragraph" svg:x="0in" svg:y="0.00079in" svg:width="0.06806in" svg:height="0.31667in" style:rel-width="scale" style:rel-height="scale"><draw:text-box><text:p text:style-name="Rodapé"><text:span text:style-name="Númerodepágina"><text:page-number text:fixed="false">4</text:page-number></text:span></text:p><text:p text:style-name="Rodapé"/></draw:text-box><svg:title/><svg:desc/></draw:fr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posta de Especificação de Software</dc:title>
    <dc:description>Gabarito para Proposta de Especificação de Software</dc:description>
    <dc:subject>Praxis 2.0</dc:subject>
    <meta:initial-creator>Wellington Gonçalves</meta:initial-creator>
    <dc:creator>Wellington</dc:creator>
    <meta:creation-date>2015-12-01T16:46:00Z</meta:creation-date>
    <dc:date>2016-01-10T12:49:00Z</dc:date>
    <meta:print-date>2000-03-17T12:05:00Z</meta:print-date>
    <meta:template xlink:href="Normal" xlink:type="simple"/>
    <meta:editing-cycles>40</meta:editing-cycles>
    <meta:editing-duration>PT4740S</meta:editing-duration>
    <meta:document-statistic meta:page-count="4" meta:paragraph-count="7" meta:word-count="571" meta:character-count="3650" meta:row-count="25" meta:non-whitespace-character-count="3086"/>
  </office:meta>
</office:document-meta>
</file>